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paragraph-properties fo:margin-left="1.27cm" fo:margin-right="0cm" fo:text-indent="-0.635cm" style:auto-text-indent="false"/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cm" fo:margin-right="0cm" fo:text-indent="0.741cm" style:auto-text-indent="false"/>
      <style:text-properties fo:color="#ff0000"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indent="0.741cm" style:auto-text-indent="false"/>
      <style:text-properties fo:font-size="16pt" style:font-name-asian="宋体1" style:font-size-asian="16pt" style:font-size-complex="16pt"/>
    </style:style>
    <style:style style:name="P6" style:family="paragraph" style:parent-style-name="Text_20_body">
      <style:paragraph-properties fo:margin-left="0cm" fo:margin-right="0cm" fo:text-indent="0.741cm" style:auto-text-indent="false"/>
      <style:text-properties fo:font-size="16pt" fo:font-weight="bold" officeooo:paragraph-rsid="000eb431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left="1.349cm" fo:margin-right="0cm" fo:text-indent="-0.635cm" style:auto-text-indent="false"/>
      <style:text-properties fo:font-size="16pt" style:font-size-asian="16pt" style:font-size-complex="16pt"/>
    </style:style>
    <style:style style:name="P8" style:family="paragraph" style:parent-style-name="Text_20_body">
      <style:paragraph-properties fo:margin-left="2.54cm" fo:margin-right="0cm" fo:text-indent="-0.635cm" style:auto-text-indent="false"/>
      <style:text-properties fo:font-size="16pt" style:font-size-asian="16pt" style:font-size-complex="16pt"/>
    </style:style>
    <style:style style:name="P9" style:family="paragraph" style:parent-style-name="Heading_20_1">
      <style:text-properties fo:font-size="16pt" style:font-size-asian="16pt" style:font-size-complex="16pt"/>
    </style:style>
    <style:style style:name="P10" style:family="paragraph" style:parent-style-name="Text_20_body">
      <style:paragraph-properties fo:margin-left="1.27cm" fo:margin-right="0cm" fo:text-indent="-0.635cm" style:auto-text-indent="false"/>
      <style:text-properties fo:font-size="16pt" officeooo:rsid="000eb431" officeooo:paragraph-rsid="000eb431" style:font-name-asian="宋体1" style:font-size-asian="16pt" style:language-asian="zh" style:country-asian="CN" style:font-size-complex="16pt"/>
    </style:style>
    <style:style style:name="P11" style:family="paragraph" style:parent-style-name="Text_20_body">
      <style:paragraph-properties fo:margin-left="1.27cm" fo:margin-right="0cm" fo:text-indent="-0.635cm" style:auto-text-indent="false"/>
      <style:text-properties fo:font-size="16pt" style:font-name-asian="宋体1" style:font-size-asian="16pt" style:font-size-complex="16pt"/>
    </style:style>
    <style:style style:name="P12" style:family="paragraph" style:parent-style-name="Text_20_body">
      <style:paragraph-properties fo:margin-left="1.27cm" fo:margin-right="0cm" fo:text-indent="-0.635cm" style:auto-text-indent="false"/>
      <style:text-properties style:font-name="Calibri" fo:font-size="16pt" style:font-size-asian="16pt" style:font-size-complex="16pt"/>
    </style:style>
    <style:style style:name="P13" style:family="paragraph" style:parent-style-name="Text_20_body">
      <style:paragraph-properties fo:margin-left="2.54cm" fo:margin-right="0cm" fo:text-indent="-0.635cm" style:auto-text-indent="false"/>
      <style:text-properties style:font-name="Calibri" fo:font-size="16pt" officeooo:rsid="000eb431" officeooo:paragraph-rsid="000eb431" style:font-size-asian="16pt" style:language-asian="zh" style:country-asian="CN" style:font-size-complex="16pt"/>
    </style:style>
    <style:style style:name="P14" style:family="paragraph" style:parent-style-name="Standard">
      <style:paragraph-properties fo:margin-left="1.27cm" fo:margin-right="0cm" fo:text-indent="-0.635cm" style:auto-text-indent="false"/>
      <style:text-properties fo:font-size="16pt" officeooo:rsid="000d9e5a" officeooo:paragraph-rsid="000eb431" style:font-name-asian="宋体1" style:font-size-asian="16pt" style:font-size-complex="16pt"/>
    </style:style>
    <style:style style:name="P15" style:family="paragraph" style:parent-style-name="Standard">
      <style:paragraph-properties fo:margin-left="1.27cm" fo:margin-right="0cm" fo:text-indent="-0.635cm" style:auto-text-indent="false"/>
      <style:text-properties fo:font-size="16pt" fo:font-weight="bold" officeooo:rsid="000d9e5a" officeooo:paragraph-rsid="000eb431" style:font-name-asian="宋体1" style:font-size-asian="16pt" style:font-weight-asian="bold" style:font-size-complex="16pt" style:font-weight-complex="bold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/>
    </style:style>
    <style:style style:name="T5" style:family="text">
      <style:text-properties style:font-name="Calibri" style:font-name-asian="宋体1"/>
    </style:style>
    <style:style style:name="T6" style:family="text">
      <style:text-properties fo:font-weight="bold"/>
    </style:style>
    <style:style style:name="T7" style:family="text">
      <style:text-properties style:font-name="Wingding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6">9</text:span><text:span text:style-name="T2">　单例的</text:span><text:span text:style-name="T4">Servlet(</text:span><text:span text:style-name="T2">面试</text:span><text:span text:style-name="T4">)</text:span></text:h>
      <text:p text:style-name="P4"><text:span text:style-name="T1">因为</text:span>Servlet<text:span text:style-name="T1">实例是由</text:span><text:span text:style-name="T3">Tomcat</text:span><text:span text:style-name="T1">来创建的，但</text:span><text:span text:style-name="T3">Tomcat</text:span><text:span text:style-name="T1">只会创建一个</text:span><text:span text:style-name="T3">Servlet</text:span><text:span text:style-name="T1">实例，所以</text:span><text:span text:style-name="T3">Servlet</text:span><text:span text:style-name="T1">就是单例的！这与我们自己写的单例模式不太一样。因为这种单例是通过容器来管理而实现的！</text:span></text:p>
      <text:p text:style-name="P4"/>
      <text:p text:style-name="P5">一个实例需要在同一个时间点上处理多个请求！</text:p>
      <text:p text:style-name="P5">同步就是安全，但效率太低！</text:p>
      <text:p text:style-name="P3">Servlet<text:span text:style-name="T1">是线程不安全的！</text:span></text:p>
      <text:p text:style-name="P7"><text:span text:style-name="T7">l</text:span><text:span text:style-name="T1">不写属性；</text:span></text:p>
      <text:p text:style-name="P7"><text:span text:style-name="T7">l</text:span><text:span text:style-name="T1">不写可以存储数据的属性！</text:span></text:p>
      <text:h text:style-name="P9" text:outline-level="1"><text:span text:style-name="T6">10</text:span><text:span text:style-name="T2">习题</text:span></text:h>
      <text:p text:style-name="P2"><text:span text:style-name="T7">l</text:span><text:span text:style-name="T3">HttpServlet</text:span><text:span text:style-name="T1">和</text:span><text:span text:style-name="T3">Servlet</text:span><text:span text:style-name="T1">是什么关系</text:span></text:p>
      <text:p text:style-name="P10">继承关系，</text:p>
      <text:p text:style-name="P2"><text:span text:style-name="T7">l</text:span><text:span text:style-name="T1">实际开发</text:span><text:span text:style-name="T3">Servlet</text:span><text:span text:style-name="T1">的步骤是什么</text:span></text:p>
      <text:p text:style-name="P11"/>
      <text:p text:style-name="P2"><text:span text:style-name="T7">l</text:span><text:span text:style-name="T1">什么是</text:span><text:span text:style-name="T3">Servlet</text:span><text:span text:style-name="T1">生命周期</text:span></text:p>
      <text:p text:style-name="P6"><text:span text:style-name="T1">有三个方法说明了</text:span><text:span text:style-name="T5">Servlet</text:span><text:span text:style-name="T1">的生命周期：</text:span></text:p>
      <text:p text:style-name="P14"><text:s/>实例对象并不是由我们手动创建，而是文本容器给我们创建的</text:p>
      <text:p text:style-name="P14">默认情况 当servlet被第一次访问的时候init会被调用, <text:s/>说明servlet实例默认情况下第一次被创建的,可以修改,第二次后都不会再被调用啦!servlet是单例的</text:p>
      <text:p text:style-name="P14"><text:s/>每次请求来的时候都会被调用</text:p>
      <text:p text:style-name="P15">当实例对象销毁是被调用</text:p>
      <text:p text:style-name="P2"><text:span text:style-name="T7">l</text:span><text:span text:style-name="T3">init(ServletConfig)</text:span><text:span text:style-name="T1">方法什么时候执行</text:span></text:p>
      <text:p text:style-name="P14">默认情况 当servlet被第一次访问的时候init会被调用</text:p>
      <text:p text:style-name="P8"><text:span text:style-name="T7"></text:span><text:span text:style-name="T3">&lt;load-on-startup&gt;</text:span></text:p>
      <text:p text:style-name="P13">设置属性后当Tomcat启动时就调用创建对象</text:p>
      <text:p text:style-name="P2"><text:span text:style-name="T7">l</text:span><text:span text:style-name="T1">为什么要配置</text:span><text:span text:style-name="T3">Servlet</text:span><text:span text:style-name="T1">的</text:span><text:span text:style-name="T3">url-pattern</text:span></text:p>
      <text:p text:style-name="P12"/>
      <text:p text:style-name="P2"><text:span text:style-name="T7">l</text:span><text:span text:style-name="T3">Servlet</text:span><text:span text:style-name="T1">路径映射有几种配置方式</text:span></text:p>
      <text:p text:style-name="P2"><text:soft-page-break/><text:span text:style-name="T7">l</text:span><text:span text:style-name="T3">ServletConfig</text:span><text:span text:style-name="T1">和</text:span><text:span text:style-name="T3">ServletContext</text:span><text:span text:style-name="T1">的区别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6M28S</meta:editing-duration>
    <meta:editing-cycles>5</meta:editing-cycles>
    <meta:generator>LibreOffice/5.3.0.3$Windows_X86_64 LibreOffice_project/7074905676c47b82bbcfbea1aeefc84afe1c50e1</meta:generator>
    <dc:date>2018-03-25T16:39:04.583000000</dc:date>
    <meta:document-statistic meta:table-count="0" meta:image-count="0" meta:object-count="0" meta:page-count="2" meta:paragraph-count="24" meta:word-count="380" meta:character-count="584" meta:non-whitespace-character-count="577"/>
    <meta:user-defined meta:name="Info 1"/>
    <meta:user-defined meta:name="Info 2"/>
    <meta:user-defined meta:name="Info 3"/>
    <meta:user-defined meta:name="Info 4"/>
  </office:meta>
</office:document-meta>
</file>